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555cm"/>
      <style:paragraph-properties style:writing-mode="lr-tb"/>
    </style:style>
    <style:style style:name="gr2" style:family="graphic" style:parent-style-name="standard">
      <style:graphic-properties draw:fill="solid" draw:fill-color="#ffffff" draw:textarea-horizontal-align="left" draw:textarea-vertical-align="top" draw:auto-grow-height="false"/>
      <style:paragraph-properties style:writing-mode="lr-tb"/>
    </style:style>
    <style:style style:name="gr3" style:family="graphic" style:parent-style-name="standard">
      <style:graphic-properties svg:stroke-width="0.1cm" svg:stroke-color="#0000ff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657cm"/>
      <style:paragraph-properties style:writing-mode="lr-tb"/>
    </style:style>
    <style:style style:name="gr5" style:family="graphic" style:parent-style-name="standard">
      <style:graphic-properties svg:stroke-width="0.1cm" svg:stroke-color="#0000ff" draw:marker-start="Circle" draw:marker-start-width="0.35cm" draw:marker-end="Arrowheads_20_1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ffffff" draw:textarea-horizontal-align="left" draw:textarea-vertical-align="top" draw:auto-grow-height="false" fo:min-height="1.75cm" fo:min-width="2.271cm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left" draw:textarea-vertical-align="top" draw:auto-grow-height="false" fo:min-height="1.75cm" fo:min-width="2.062cm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left" draw:textarea-vertical-align="top" draw:auto-grow-height="false" fo:min-height="1.75cm" fo:min-width="2.793cm"/>
      <style:paragraph-properties style:writing-mode="lr-tb"/>
    </style:style>
    <style:style style:name="gr9" style:family="graphic" style:parent-style-name="standard">
      <style:graphic-properties draw:fill="solid" draw:fill-color="#ffffff" draw:textarea-horizontal-align="left" draw:textarea-vertical-align="top" draw:auto-grow-height="false" fo:min-height="1.875cm" fo:min-width="1.83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" style:family="paragraph">
      <style:paragraph-properties fo:text-align="start" style:writing-mode="lr-tb"/>
      <style:text-properties fo:font-size="14pt" style:font-size-asian="14pt" style:font-size-complex="14pt"/>
    </style:style>
    <style:style style:name="P3" style:family="paragraph">
      <loext:graphic-properties draw:fill="solid" draw:fill-color="#ffffff"/>
      <style:paragraph-properties fo:text-align="start" style:writing-mode="lr-tb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990066" fo:font-size="10pt" style:font-size-asian="10pt" style:font-size-complex="10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055cm" svg:height="1.199cm" svg:x="11.071cm" svg:y="6.435cm">
          <draw:text-box>
            <text:p><text:span text:style-name="T1">10.1.1.0/24 <text:s/></text:span></text:p>
            <text:p><text:span text:style-name="T2"/></text:p>
          </draw:text-box>
        </draw:frame>
        <draw:custom-shape draw:style-name="gr2" draw:text-style-name="P3" draw:layer="layout" svg:width="3.293cm" svg:height="2cm" svg:x="8.322cm" svg:y="2.107cm">
          <text:p text:style-name="P2"><text:span text:style-name="T3">db01</text:span></text:p>
          <text:p text:style-name="P2"><text:span text:style-name="T4">Database</text:span></text:p>
          <text:p text:style-name="P2"><text:span text:style-name="T3"><text:s/></text:span><text:span text:style-name="T1"><text:tab/>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573cm" svg:y1="6.42cm" svg:x2="9.573cm" svg:y2="4.128cm">
          <text:p/>
        </draw:line>
        <draw:frame draw:style-name="gr4" draw:text-style-name="P5" draw:layer="layout" svg:width="2.157cm" svg:height="1.039cm" svg:x="9.453cm" svg:y="4.051cm">
          <draw:text-box>
            <text:p><text:span text:style-name="T5"/></text:p>
            <text:p><text:span text:style-name="T5">10.1.1.200</text:span></text:p>
          </draw:text-box>
        </draw:frame>
        <draw:custom-shape draw:style-name="gr2" draw:text-style-name="P3" draw:layer="layout" svg:width="3.293cm" svg:height="2cm" svg:x="4.222cm" svg:y="2.132cm">
          <text:p text:style-name="P2"><text:span text:style-name="T3">web01</text:span></text:p>
          <text:p text:style-name="P2"><text:span text:style-name="T4">web sever</text:span></text:p>
          <text:p text:style-name="P2"><text:span text:style-name="T3"><text:s/></text:span><text:span text:style-name="T1"><text:tab/>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473cm" svg:y1="6.445cm" svg:x2="5.473cm" svg:y2="4.153cm">
          <text:p/>
        </draw:line>
        <draw:frame draw:style-name="gr4" draw:text-style-name="P5" draw:layer="layout" svg:width="2.157cm" svg:height="1.039cm" svg:x="5.353cm" svg:y="4.076cm">
          <draw:text-box>
            <text:p><text:span text:style-name="T5"/></text:p>
            <text:p><text:span text:style-name="T5">10.1.1.201</text:span></text:p>
          </draw:text-box>
        </draw:frame>
        <draw:line draw:style-name="gr5" draw:text-style-name="P4" draw:layer="layout" svg:x1="2.011cm" svg:y1="14.305cm" svg:x2="14.684cm" svg:y2="14.313cm">
          <text:p/>
        </draw:line>
        <draw:frame draw:style-name="gr1" draw:text-style-name="P1" draw:layer="layout" svg:width="3.055cm" svg:height="1.199cm" svg:x="11.072cm" svg:y="14.334cm">
          <draw:text-box>
            <text:p><text:span text:style-name="T1">10.1.1.0/24 </text:span></text:p>
          </draw:text-box>
        </draw:frame>
        <draw:custom-shape draw:style-name="gr6" draw:text-style-name="P3" draw:layer="layout" svg:width="2.771cm" svg:height="2cm" svg:x="9.245cm" svg:y="10.006cm">
          <text:p text:style-name="P2"><text:span text:style-name="T3">db01</text:span></text:p>
          <text:p text:style-name="P2"><text:span text:style-name="T4">Database</text:span></text:p>
          <text:p text:style-name="P2"><text:span text:style-name="T3"><text:s/></text:span><text:span text:style-name="T1"><text:tab/>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974cm" svg:y1="14.319cm" svg:x2="9.974cm" svg:y2="12.027cm">
          <text:p/>
        </draw:line>
        <draw:frame draw:style-name="gr4" draw:text-style-name="P5" draw:layer="layout" svg:width="2.157cm" svg:height="1.039cm" svg:x="9.854cm" svg:y="11.95cm">
          <draw:text-box>
            <text:p><text:span text:style-name="T5"/></text:p>
            <text:p><text:span text:style-name="T5">10.1.1.200</text:span></text:p>
          </draw:text-box>
        </draw:frame>
        <draw:custom-shape draw:style-name="gr7" draw:text-style-name="P3" draw:layer="layout" svg:width="2.562cm" svg:height="2cm" svg:x="5.354cm" svg:y="10.031cm">
          <text:p text:style-name="P2"><text:span text:style-name="T3">web01</text:span></text:p>
          <text:p text:style-name="P2"><text:span text:style-name="T4">web sever</text:span></text:p>
          <text:p text:style-name="P2"><text:span text:style-name="T3"><text:s/></text:span><text:span text:style-name="T1"><text:tab/>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874cm" svg:y1="14.344cm" svg:x2="5.874cm" svg:y2="12.052cm">
          <text:p/>
        </draw:line>
        <draw:frame draw:style-name="gr4" draw:text-style-name="P5" draw:layer="layout" svg:width="2.157cm" svg:height="1.039cm" svg:x="5.754cm" svg:y="11.975cm">
          <draw:text-box>
            <text:p><text:span text:style-name="T5"/></text:p>
            <text:p><text:span text:style-name="T5">10.1.1.201</text:span></text:p>
          </draw:text-box>
        </draw:frame>
        <draw:custom-shape draw:style-name="gr8" draw:text-style-name="P3" draw:layer="layout" svg:width="3.293cm" svg:height="2cm" svg:x="8.323cm" svg:y="2.106cm">
          <text:p text:style-name="P2"><text:span text:style-name="T3">db01</text:span></text:p>
          <text:p text:style-name="P2"><text:span text:style-name="T4">Database</text:span></text:p>
          <text:p text:style-name="P2"><text:span text:style-name="T3"><text:s/></text:span><text:span text:style-name="T1"><text:tab/>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574cm" svg:y1="6.419cm" svg:x2="9.574cm" svg:y2="4.127cm">
          <text:p/>
        </draw:line>
        <draw:frame draw:style-name="gr4" draw:text-style-name="P5" draw:layer="layout" svg:width="2.157cm" svg:height="1.039cm" svg:x="9.454cm" svg:y="4.05cm">
          <draw:text-box>
            <text:p><text:span text:style-name="T5"/></text:p>
            <text:p><text:span text:style-name="T5">10.1.1.200</text:span></text:p>
          </draw:text-box>
        </draw:frame>
        <draw:custom-shape draw:style-name="gr9" draw:text-style-name="P3" draw:layer="layout" svg:width="2.332cm" svg:height="2.125cm" svg:x="2.337cm" svg:y="9.967cm">
          <text:p text:style-name="P2"><text:span text:style-name="T3">web02</text:span></text:p>
          <text:p text:style-name="P2"><text:span text:style-name="T4">web sever</text:span></text:p>
          <text:p text:style-name="P2"><text:span text:style-name="T3"><text:s/></text:span><text:span text:style-name="T1"><text:tab/>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474cm" svg:y1="6.444cm" svg:x2="5.474cm" svg:y2="4.152cm">
          <text:p/>
        </draw:line>
        <draw:frame draw:style-name="gr4" draw:text-style-name="P5" draw:layer="layout" svg:width="2.157cm" svg:height="1.039cm" svg:x="5.354cm" svg:y="4.075cm">
          <draw:text-box>
            <text:p><text:span text:style-name="T5"/></text:p>
            <text:p><text:span text:style-name="T5">10.1.1.201</text:span></text:p>
          </draw:text-box>
        </draw:frame>
        <draw:line draw:style-name="gr5" draw:text-style-name="P4" draw:layer="layout" svg:x1="2.011cm" svg:y1="6.405cm" svg:x2="14.42cm" svg:y2="6.377cm">
          <text:p/>
        </draw:line>
        <draw:custom-shape draw:style-name="gr8" draw:text-style-name="P3" draw:layer="layout" svg:width="3.293cm" svg:height="2cm" svg:x="8.323cm" svg:y="2.106cm">
          <text:p text:style-name="P2"><text:span text:style-name="T3">db01</text:span></text:p>
          <text:p text:style-name="P2"><text:span text:style-name="T4">Database</text:span></text:p>
          <text:p text:style-name="P2"><text:span text:style-name="T3"><text:s/></text:span><text:span text:style-name="T1"><text:tab/>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574cm" svg:y1="6.419cm" svg:x2="9.574cm" svg:y2="4.127cm">
          <text:p/>
        </draw:line>
        <draw:frame draw:style-name="gr4" draw:text-style-name="P5" draw:layer="layout" svg:width="2.157cm" svg:height="1.039cm" svg:x="9.454cm" svg:y="4.05cm">
          <draw:text-box>
            <text:p><text:span text:style-name="T5"/></text:p>
            <text:p><text:span text:style-name="T5">10.1.1.200</text:span></text:p>
          </draw:text-box>
        </draw:frame>
        <draw:custom-shape draw:style-name="gr8" draw:text-style-name="P3" draw:layer="layout" svg:width="3.293cm" svg:height="2cm" svg:x="4.223cm" svg:y="2.131cm">
          <text:p text:style-name="P2"><text:span text:style-name="T3">web01</text:span></text:p>
          <text:p text:style-name="P2"><text:span text:style-name="T4">web sever</text:span></text:p>
          <text:p text:style-name="P2"><text:span text:style-name="T3"><text:s/></text:span><text:span text:style-name="T1"><text:tab/>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474cm" svg:y1="6.444cm" svg:x2="5.474cm" svg:y2="4.152cm">
          <text:p/>
        </draw:line>
        <draw:frame draw:style-name="gr4" draw:text-style-name="P5" draw:layer="layout" svg:width="2.157cm" svg:height="1.039cm" svg:x="5.354cm" svg:y="4.075cm">
          <draw:text-box>
            <text:p><text:span text:style-name="T5"/></text:p>
            <text:p><text:span text:style-name="T5">10.1.1.201</text:span></text:p>
          </draw:text-box>
        </draw:frame>
        <draw:frame draw:style-name="gr4" draw:text-style-name="P5" draw:layer="layout" svg:width="2.157cm" svg:height="1.039cm" svg:x="3.255cm" svg:y="11.976cm">
          <draw:text-box>
            <text:p><text:span text:style-name="T5"/></text:p>
            <text:p><text:span text:style-name="T5">10.1.1.202</text:span></text:p>
          </draw:text-box>
        </draw:frame>
        <draw:line draw:style-name="gr3" draw:text-style-name="P4" draw:layer="layout" svg:x1="3.374cm" svg:y1="14.344cm" svg:x2="3.374cm" svg:y2="12.052cm">
          <text:p/>
        </draw:line>
        <draw:custom-shape draw:style-name="gr9" draw:text-style-name="P3" draw:layer="layout" svg:width="2.332cm" svg:height="2.125cm" svg:x="2.337cm" svg:y="15.585cm">
          <text:p text:style-name="P2"><text:span text:style-name="T3">lb01</text:span></text:p>
          <text:p text:style-name="P2"><text:span text:style-name="T4">Load balancer</text:span></text:p>
          <text:p text:style-name="P2"><text:span text:style-name="T3"><text:s/></text:span><text:span text:style-name="T1"><text:tab/>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374cm" svg:y1="15.544cm" svg:x2="3.374cm" svg:y2="13.252cm">
          <text:p/>
        </draw:line>
        <draw:frame draw:style-name="gr4" draw:text-style-name="P5" draw:layer="layout" svg:width="2.157cm" svg:height="1.039cm" svg:x="3.256cm" svg:y="14.477cm">
          <draw:text-box>
            <text:p><text:span text:style-name="T5"/></text:p>
            <text:p><text:span text:style-name="T5">10.1.1.20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1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6-21T11:56:11</meta:creation-date>
    <dc:date>2023-08-23T10:11:39.166832740</dc:date>
    <meta:editing-duration>PT5H50M43S</meta:editing-duration>
    <meta:editing-cycles>34</meta:editing-cycles>
    <meta:generator>LibreOffice/6.4.7.2$Linux_X86_64 LibreOffice_project/40$Build-2</meta:generator>
    <meta:document-statistic meta:object-count="33"/>
  </office:meta>
</office:document-meta>
</file>